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4cm" fo:min-width="5.005cm"/>
    </style:style>
    <style:style style:name="gr2" style:family="graphic" style:parent-style-name="standard">
      <style:graphic-properties draw:textarea-horizontal-align="justify" draw:textarea-vertical-align="middle" draw:auto-grow-height="false" fo:min-height="3.303cm" fo:min-width="5.005cm"/>
    </style:style>
    <style:style style:name="gr3" style:family="graphic" style:parent-style-name="standard">
      <style:graphic-properties draw:textarea-horizontal-align="justify" draw:textarea-vertical-align="middle" draw:auto-grow-height="false" fo:min-height="3.303cm" fo:min-width="5.006cm"/>
    </style:style>
    <style:style style:name="gr4" style:family="graphic" style:parent-style-name="standard">
      <style:graphic-properties draw:textarea-horizontal-align="justify" draw:textarea-vertical-align="middle" draw:auto-grow-height="false" fo:min-height="3.303cm" fo:min-width="5.004cm"/>
    </style:style>
    <style:style style:name="gr5" style:family="graphic" style:parent-style-name="objectwithoutfill">
      <style:graphic-properties svg:stroke-width="0.102cm" draw:marker-end="Arrow" draw:marker-end-width="0.30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width="0.102cm" svg:stroke-color="#000000" draw:fill="none" draw:fill-color="#ffffff" fo:min-height="1.196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width="0.102cm" svg:stroke-color="#000000" draw:fill="none" draw:fill-color="#ffffff" fo:min-height="0.454cm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width="0.102cm" svg:stroke-color="#000000" draw:fill="none" draw:fill-color="#ffffff" fo:min-height="1.247cm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Standard Symbols 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05cm" svg:height="3.554cm" svg:x="3.466cm" svg:y="2.354cm">
          <text:p text:style-name="P1"><text:span text:style-name="T1">SciLAB</text:span></text:p>
          <text:p text:style-name="P1"><text:span text:style-name="T1">Generate f(t)</text:span></text:p>
          <text:p text:style-name="P1"><text:span text:style-name="T1">.CSV 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05cm" svg:height="3.553cm" svg:x="19.6cm" svg:y="2.318cm">
          <text:p text:style-name="P1"><text:span text:style-name="T1">Python Script</text:span></text:p>
          <text:p text:style-name="P1"><text:span text:style-name="T1">Removes “,”</text:span></text:p>
          <text:p text:style-name="P1"><text:span text:style-name="T1">Re-formats to fixed </text:span></text:p>
          <text:p text:style-name="P1"><text:span text:style-name="T1">floating 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06cm" svg:height="3.553cm" svg:x="3.602cm" svg:y="15.324cm">
          <text:p text:style-name="P1"><text:span text:style-name="T1">GNUPlot</text:span></text:p>
          <text:p text:style-name="P1"><text:span text:style-name="T1">Display DFFT </text:span></text:p>
          <text:p text:style-name="P1"><text:span text:style-name="T1">Output File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04cm" svg:height="3.553cm" svg:x="19.567cm" svg:y="15.324cm">
          <text:p text:style-name="P1"><text:span text:style-name="T1">Fortran Program</text:span></text:p>
          <text:p text:style-name="P1"><text:span text:style-name="T1">Calculates FFT</text:span></text:p>
          <text:p text:style-name="P1"><text:span text:style-name="T1">F(</text:span><text:span text:style-name="T2">w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9cm" svg:y1="4.133cm" svg:x2="19.67cm" svg:y2="4.133cm">
          <text:p/>
        </draw:line>
        <draw:frame draw:style-name="gr6" draw:layer="layout" svg:width="8.98cm" svg:height="1.548cm" svg:x="9.816cm" svg:y="3.002cm">
          <draw:text-box>
            <text:p>.CSV File</text:p>
          </draw:text-box>
        </draw:frame>
        <draw:line draw:style-name="gr5" draw:text-style-name="P2" draw:layer="layout" svg:x1="22.112cm" svg:y1="5.942cm" svg:x2="22.181cm" svg:y2="15.324cm">
          <text:p/>
        </draw:line>
        <draw:frame draw:style-name="gr7" draw:layer="layout" svg:width="6.375cm" svg:height="1.775cm" svg:x="22.296cm" svg:y="8.961cm">
          <draw:text-box>
            <text:p>Processed </text:p>
            <text:p>.CSV File</text:p>
          </draw:text-box>
        </draw:frame>
        <draw:line draw:style-name="gr5" draw:text-style-name="P2" draw:layer="layout" svg:x1="19.566cm" svg:y1="15.999cm" svg:x2="9.072cm" svg:y2="15.999cm">
          <text:p/>
        </draw:line>
        <draw:line draw:style-name="gr5" draw:text-style-name="P2" draw:layer="layout" svg:x1="19.531cm" svg:y1="18.238cm" svg:x2="9.037cm" svg:y2="18.238cm">
          <text:p/>
        </draw:line>
        <draw:frame draw:style-name="gr8" draw:layer="layout" svg:width="8.877cm" svg:height="1.599cm" svg:x="9.951cm" svg:y="14.885cm">
          <draw:text-box>
            <text:p>Magnitude</text:p>
          </draw:text-box>
        </draw:frame>
        <draw:frame draw:style-name="gr6" draw:layer="layout" svg:width="6.02cm" svg:height="1.548cm" svg:x="10.207cm" svg:y="17.216cm">
          <draw:text-box>
            <text:p>Pha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18:29:29.073998860</meta:creation-date>
    <dc:date>2015-03-06T18:43:02.042161068</dc:date>
    <meta:editing-duration>PT28S</meta:editing-duration>
    <meta:editing-cycles>1</meta:editing-cycles>
    <meta:document-statistic meta:object-count="12"/>
    <meta:generator>LibreOffice/4.3.6.2$Linux_X86_64 LibreOffice_project/430$Build-2</meta:generator>
  </office:meta>
</office:document-meta>
</file>